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yriad Pro"/>
    </style:style>
    <style:style style:name="P2" style:family="paragraph" style:parent-style-name="Standard">
      <style:paragraph-properties fo:text-align="center" style:justify-single-word="false"/>
      <style:text-properties style:font-name="Myriad Pro" fo:font-size="18pt" fo:font-weight="bold" officeooo:paragraph-rsid="000169c4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Myriad Pro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Myriad Pro" fo:font-size="14pt" fo:font-weight="bold" officeooo:paragraph-rsid="000169c4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Myriad Pro" fo:font-size="14pt" fo:font-weight="bold" officeooo:rsid="0003a850" officeooo:paragraph-rsid="0003a850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Myriad Pro" fo:font-size="11pt" style:font-size-asian="11pt" style:font-size-complex="11pt"/>
    </style:style>
    <style:style style:name="P7" style:family="paragraph" style:parent-style-name="Standard">
      <style:text-properties style:font-name="Myriad Pro" fo:font-size="11pt" officeooo:paragraph-rsid="00019860" style:font-size-asian="11pt" style:font-size-complex="11pt"/>
    </style:style>
    <style:style style:name="P8" style:family="paragraph" style:parent-style-name="Standard" style:list-style-name="L1">
      <style:text-properties style:font-name="Myriad Pro" fo:font-size="11pt" officeooo:paragraph-rsid="00019860" style:font-size-asian="11pt" style:font-size-complex="11pt"/>
    </style:style>
    <style:style style:name="P9" style:family="paragraph" style:parent-style-name="Standard" style:list-style-name="L2">
      <style:text-properties style:font-name="Myriad Pro" fo:font-size="11pt" officeooo:paragraph-rsid="00019860" style:font-size-asian="11pt" style:font-size-complex="11pt"/>
    </style:style>
    <style:style style:name="P10" style:family="paragraph" style:parent-style-name="Standard">
      <style:text-properties style:font-name="Myriad Pro" fo:font-size="11pt" fo:font-weight="normal" officeooo:rsid="0003a850" officeooo:paragraph-rsid="0003a850" style:font-size-asian="11pt" style:font-weight-asian="normal" style:font-size-complex="11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indent="0.6cm" style:auto-text-indent="false" style:page-number="auto" fo:background-color="transparent"/>
      <style:text-properties style:font-name="Myriad Pro" fo:font-size="11pt" officeooo:paragraph-rsid="00019860" style:font-size-asian="11pt" style:font-size-complex="11pt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indent="0.6cm" style:auto-text-indent="false" style:page-number="auto" fo:background-color="transparent"/>
      <style:text-properties style:font-name="Myriad Pro" fo:font-size="11pt" officeooo:paragraph-rsid="00019860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O TRILHAS</text:p>
      <text:p text:style-name="P4">Lista de Web Services Necessárias para o Jogo</text:p>
      <text:p text:style-name="P1"/>
      <text:p text:style-name="P3">Padrões do Documento</text:p>
      <text:p text:style-name="P6"/>
      <text:p text:style-name="P11">Este documento segue alguns padrões para se organizar melhor:</text:p>
      <text:list xml:id="list2019555531" text:style-name="L1">
        <text:list-item>
          <text:p text:style-name="P8">Descrição: descrição do que faz o web service;</text:p>
        </text:list-item>
        <text:list-item>
          <text:p text:style-name="P8">Pedido de Entrada: é o request do web service. Esse web service tem uma URL fictícia apenas para identificá-lo. Cada web service passa uma série de parâmetros e, alguns deles, serão passados via JSON convertido para Base64 para evitar incompatibilidade com caracteres especiais;</text:p>
        </text:list-item>
        <text:list-item>
          <text:p text:style-name="P8">Obtenção da Saída: é o response do web service, ou seja, qual é o JSON esperado pelo web service.</text:p>
        </text:list-item>
      </text:list>
      <text:p text:style-name="P7"/>
      <text:p text:style-name="P11">Existem outros padrões que são usados na identificação do valor a ser passado:</text:p>
      <text:list xml:id="list204903845" text:style-name="L2">
        <text:list-item>
          <text:p text:style-name="P9">Quando um valor no JSON está descrito como “&lt;&lt;identificação do que se espera&gt;&gt;” significa que o que se espera é uma string com o conteúdo descrito. Por exemplo: “&lt;&lt;nome do usuário&gt;&gt;” pode ser preenchido com, por exemplo, “joaomariajose”, que é um nome do usuário;</text:p>
        </text:list-item>
        <text:list-item>
          <text:p text:style-name="P9">Quando estiver descrito 1|2 significa que o valor esperado é apenas 1 ou 2 exclusivamente. Pode representar números, alfanuméricos ou booleanos true e false;</text:p>
        </text:list-item>
        <text:list-item>
          <text:p text:style-name="P9">Quando se encontrar 1|...|n significa que o valor esperado é de 1 até um número desconhecido atualmente;</text:p>
        </text:list-item>
        <text:list-item>
          <text:p text:style-name="P9">Se estiver descrito xxxxxx significa que espera um valor do tipo numérico. Se tiver um ponto e x depois do ponto é que se espera um número com decimais;</text:p>
        </text:list-item>
        <text:list-item>
          <text:p text:style-name="P9">Ao ver uma descrição como “aaaaaaaa-aaaa-aaaa-aaaa-aaaaaaaaaaaa”, o valor esperado é um UUID. Por exemplo, 095e0f37-5247-41ce-809a-6dd62cca3cd6 é um exemplo de um UUID.</text:p>
        </text:list-item>
      </text:list>
      <text:p text:style-name="P7"/>
      <text:p text:style-name="P5">Web Services de Consultas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5:56:09.334000000</meta:creation-date>
    <dc:date>2018-02-18T17:37:35.379000000</dc:date>
    <meta:editing-duration>PT1H31M13S</meta:editing-duration>
    <meta:editing-cycles>4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14" meta:word-count="252" meta:character-count="1520" meta:non-whitespace-character-count="1290"/>
  </office:meta>
</office:document-meta>
</file>